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Mean Validation Accuracy</text:p>
          </table:table-cell>
          <table:table-cell/>
        </table:table-row>
        <table:table-row table:style-name="ro1">
          <table:table-cell office:value-type="string" calcext:value-type="string">
            <text:p>Amplitude-RPin1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Power-RPin1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Decibel-RPin1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Amplitude-RAm7</text:p>
          </table:table-cell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Power-RAm7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Decibel-RAm7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Amplitude-LAHc6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Amplitude-LAHc7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Amplitude-LRAHc7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Amplitude-LAHc7-lagged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mplitude-LARHc8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Amplitude-LARHc9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Amplitude-LARHc10</text:p>
          </table:table-cell>
          <table:table-cell office:value-type="float" office:value="0.53" calcext:value-type="float">
            <text:p>0.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9:15:16.418009810</meta:creation-date>
    <dc:date>2024-11-30T19:22:32.360713881</dc:date>
    <meta:editing-duration>PT7M17S</meta:editing-duration>
    <meta:editing-cycles>1</meta:editing-cycles>
    <meta:document-statistic meta:table-count="1" meta:cell-count="28" meta:object-count="0"/>
    <meta:generator>LibreOffice/24.2.7.2$Linux_X86_64 LibreOffice_project/ee3885777aa7032db5a9b65deec9457448a91162</meta:generator>
  </office:meta>
</office:document-meta>
</file>